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500000035114C94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2" svg:font-family="'Liberation Serif'" style:font-family-generic="roman" style:font-pitch="variable" style:font-charset="x-symbol"/>
    <style:font-face style:name="Droid Sans Fallback1" svg:font-family="'Droid Sans Fallback'" style:font-family-generic="system" style:font-pitch="variable" style:font-charset="x-symbol"/>
    <style:font-face style:name="Liberation Serif3" svg:font-family="'Liberation Serif'" style:font-family-generic="system" style:font-pitch="variable" style:font-charset="x-symbol"/>
    <style:font-face style:name="Lohit Marathi1" svg:font-family="'Lohit Marathi'" style:font-family-generic="system" style:font-pitch="variable" style:font-charset="x-symbol"/>
    <style:font-face style:name="Wingdings" svg:font-family="Wingdings" style:font-family-generic="system" style:font-pitch="variable" style:font-charset="x-symbol"/>
    <style:font-face style:name="Droid Sans" svg:font-family="'Droid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9.7083in" fo:margin-left="-0.0785in" table:align="left"/>
    </style:style>
    <style:style style:name="Table1.A" style:family="table-column">
      <style:table-column-properties style:column-width="2.1833in"/>
    </style:style>
    <style:style style:name="Table1.B" style:family="table-column">
      <style:table-column-properties style:column-width="1.6917in"/>
    </style:style>
    <style:style style:name="Table1.C" style:family="table-column">
      <style:table-column-properties style:column-width="5.8333in"/>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7069in" fo:margin-left="-0.0785in" table:align="left"/>
    </style:style>
    <style:style style:name="Table2.A" style:family="table-column">
      <style:table-column-properties style:column-width="3.0125in"/>
    </style:style>
    <style:style style:name="Table2.B" style:family="table-column">
      <style:table-column-properties style:column-width="3.25in"/>
    </style:style>
    <style:style style:name="Table2.C" style:family="table-column">
      <style:table-column-properties style:column-width="3.4444in"/>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fo:padding-left="0.075in" fo:padding-right="0.075in" fo:padding-top="0in" fo:padding-bottom="0in" fo:border="0.5pt solid #000000" style:writing-mode="lr-tb"/>
    </style:style>
    <style:style style:name="P1" style:family="paragraph" style:parent-style-name="Fußzeile">
      <style:paragraph-properties fo:text-align="end" style:justify-single-word="false"/>
    </style:style>
    <style:style style:name="P2" style:family="paragraph" style:parent-style-name="Standard">
      <style:text-properties style:font-name="Liberation Serif"/>
    </style:style>
    <style:style style:name="P3" style:family="paragraph" style:parent-style-name="Standard">
      <style:paragraph-properties fo:text-align="center" style:justify-single-word="false"/>
      <style:text-properties style:font-name="Liberation Serif" fo:font-size="16pt" style:font-size-asian="16pt"/>
    </style:style>
    <style:style style:name="P4" style:family="paragraph" style:parent-style-name="Standard">
      <style:text-properties style:font-name="Liberation Serif" fo:font-size="11pt" style:font-size-asian="11pt"/>
    </style:style>
    <style:style style:name="P5" style:family="paragraph" style:parent-style-name="Standard">
      <style:paragraph-properties style:snap-to-layout-grid="false"/>
      <style:text-properties style:font-name="Liberation Serif" fo:font-size="11pt" style:font-size-asian="11pt"/>
    </style:style>
    <style:style style:name="P6" style:family="paragraph" style:parent-style-name="Standard">
      <style:text-properties style:font-name="Liberation Serif" fo:font-size="7pt" style:font-size-asian="7pt"/>
    </style:style>
    <style:style style:name="P7" style:family="paragraph" style:parent-style-name="Table_20_Contents">
      <style:text-properties fo:color="#000000" style:font-name="Arial" fo:background-color="#ffffff" style:font-name-complex="Arial"/>
    </style:style>
    <style:style style:name="P8" style:family="paragraph" style:parent-style-name="Überschrift_20_1" style:master-page-name="MP0">
      <style:paragraph-properties style:page-number="auto" fo:break-before="pag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e9fcf"/>
    </style:style>
    <style:style style:name="T2" style:family="text">
      <style:text-properties fo:font-size="11pt" fo:font-style="italic" style:font-size-asian="11pt" style:font-style-asian="italic"/>
    </style:style>
    <style:style style:name="T3" style:family="text">
      <style:text-properties fo:language="fr" fo:country="FR"/>
    </style:style>
    <style:style style:name="T4" style:family="text">
      <style:text-properties fo:language="fr" fo:country="FR" style:language-asian="fr" style:country-asian="FR"/>
    </style:style>
    <style:style style:name="T5" style:family="text">
      <style:text-properties style:font-name="FreeMono" fo:font-size="9pt" style:font-size-asian="9pt"/>
    </style:style>
    <style:style style:name="T6" style:family="text">
      <style:text-properties fo:font-size="9pt" fo:font-style="italic" style:font-size-asian="9pt" style:font-style-asian="italic"/>
    </style:style>
    <style:style style:name="T7" style:family="text">
      <style:text-properties fo:font-size="9pt" fo:font-style="italic" style:font-size-asian="9pt" style:font-style-asian="italic" style:font-size-complex="9pt"/>
    </style:style>
    <style:style style:name="T8" style:family="text">
      <style:text-properties fo:font-size="9pt" fo:font-style="italic" fo:font-weight="bold" style:font-size-asian="9pt" style:font-style-asian="italic" style:font-weight-asian="bold" style:font-size-complex="9pt" style:font-weight-complex="bold"/>
    </style:style>
    <style:style style:name="T9" style:family="text">
      <style:text-properties fo:font-style="italic" style:font-style-asian="italic"/>
    </style:style>
    <style:style style:name="T10" style:family="text">
      <style:text-properties fo:font-size="8pt" style:font-size-asian="8pt" style:font-size-complex="8pt"/>
    </style:style>
    <style:style style:name="T11" style:family="text">
      <style:text-properties style:text-underline-style="solid" style:text-underline-width="auto" style:text-underline-color="font-color" style:text-underline-mode="continuous" style:text-overline-mode="continuous" style:text-line-through-mode="continuous" style:font-name-complex="Times New Roman" style:language-complex="en" style:country-complex="US"/>
    </style:style>
    <style:style style:name="T12" style:family="text">
      <style:text-properties fo:font-size="10pt" style:font-size-asian="10pt" style:font-name-complex="Times New Roman" style:language-complex="en" style:country-complex="US"/>
    </style:style>
    <style:style style:name="T13" style:family="text">
      <style:text-properties fo:color="#000000" style:font-name="Arial" fo:background-color="#ffffff" loext:char-shading-value="0" style:font-name-complex="Arial"/>
    </style:style>
    <style:style style:name="T14" style:family="text">
      <style:text-properties style:font-name="Times" style:font-name-asian="Times" style:font-name-complex="Times New Roman"/>
    </style:style>
    <style:style style:name="T15" style:family="text">
      <style:text-properties style:font-name="Liberation Serif" fo:language="fr" fo:country="FR"/>
    </style:style>
    <style:style style:name="T16" style:family="text">
      <style:text-properties officeooo:rsid="000e9fcf"/>
    </style:style>
    <style:style style:name="T17" style:family="text">
      <style:text-properties officeooo:rsid="000f95ad"/>
    </style:style>
    <style:style style:name="T18" style:family="text">
      <style:text-properties style:text-position="super 58%" officeooo:rsid="000f95ad"/>
    </style:style>
    <style:style style:name="T19" style:family="text">
      <style:text-properties style:text-position="0% 100%"/>
    </style:style>
    <style:style style:name="T20"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71619568" text:id="ct71619568">
          <text:insertion>
            <office:change-info>
              <dc:creator>Devin Ulibarri</dc:creator>
              <dc:date>2017-01-16T10:43:00</dc:date>
            </office:change-info>
          </text:insertion>
        </text:changed-region>
        <text:changed-region xml:id="ct74329424" text:id="ct74329424">
          <text:insertion>
            <office:change-info>
              <dc:creator>Devin Ulibarri</dc:creator>
              <dc:date>2017-01-16T10:42:00</dc:date>
            </office:change-info>
          </text:insertion>
        </text:changed-region>
        <text:changed-region xml:id="ct71684464" text:id="ct71684464">
          <text:insertion>
            <office:change-info>
              <dc:creator>Devin Ulibarri</dc:creator>
              <dc:date>2017-01-16T10:42:00</dc:date>
            </office:change-info>
          </text:insertion>
        </text:changed-region>
        <text:changed-region xml:id="ct70648448" text:id="ct70648448">
          <text:insertion>
            <office:change-info>
              <dc:creator>Devin Ulibarri</dc:creator>
              <dc:date>2017-01-16T10:42:00</dc:date>
            </office:change-info>
          </text:insertion>
        </text:changed-region>
        <text:changed-region xml:id="ct74261488" text:id="ct74261488">
          <text:deletion>
            <office:change-info>
              <dc:creator>Devin Ulibarri</dc:creator>
              <dc:date>2017-01-16T10:42:00</dc:date>
            </office:change-info>
            <text:p text:style-name="Table_20_Contents"><text:span text:style-name="T1">´</text:span></text:p>
          </text:deletion>
        </text:changed-region>
        <text:changed-region xml:id="ct71618368" text:id="ct71618368">
          <text:insertion>
            <office:change-info>
              <dc:creator>Devin Ulibarri</dc:creator>
              <dc:date>2017-01-16T10:43:00</dc:date>
            </office:change-info>
          </text:insertion>
        </text:changed-region>
        <text:changed-region xml:id="ct71630896" text:id="ct71630896">
          <text:insertion>
            <office:change-info>
              <dc:creator>Devin Ulibarri</dc:creator>
              <dc:date>2017-01-16T10:43:00</dc:date>
            </office:change-info>
          </text:insertion>
        </text:changed-region>
        <text:changed-region xml:id="ct79517536" text:id="ct79517536">
          <text:insertion>
            <office:change-info>
              <dc:creator>Devin Ulibarri</dc:creator>
              <dc:date>2017-01-16T10:44:00</dc:date>
            </office:change-info>
          </text:insertion>
        </text:changed-region>
        <text:changed-region xml:id="ct74627888" text:id="ct74627888">
          <text:deletion>
            <office:change-info>
              <dc:creator>Devin Ulibarri</dc:creator>
              <dc:date>2017-01-16T10:43:00</dc:date>
            </office:change-info>
            <text:p text:style-name="Table_20_Contents"><text:span text:style-name="T1">.</text:span></text:p>
          </text:deletion>
        </text:changed-region>
        <text:changed-region xml:id="ct74270608" text:id="ct74270608">
          <text:deletion>
            <office:change-info>
              <dc:creator>Devin Ulibarri</dc:creator>
              <dc:date>2017-01-16T10:44:00</dc:date>
            </office:change-info>
            <text:p text:style-name="Table_20_Contents">hadn´t</text:p>
          </text:deletion>
        </text:changed-region>
        <text:changed-region xml:id="ct70635904" text:id="ct70635904">
          <text:insertion>
            <office:change-info>
              <dc:creator>Devin Ulibarri</dc:creator>
              <dc:date>2017-01-16T10:44:00</dc:date>
            </office:change-info>
          </text:insertion>
        </text:changed-region>
        <text:changed-region xml:id="ct61171552" text:id="ct61171552">
          <text:insertion>
            <office:change-info>
              <dc:creator>Devin Ulibarri</dc:creator>
              <dc:date>2017-01-16T10:48:00</dc:date>
            </office:change-info>
          </text:insertion>
        </text:changed-region>
        <text:changed-region xml:id="ct61177376" text:id="ct61177376">
          <text:insertion>
            <office:change-info>
              <dc:creator>Devin Ulibarri</dc:creator>
              <dc:date>2017-01-16T10:48:00</dc:date>
            </office:change-info>
          </text:insertion>
        </text:changed-region>
        <text:changed-region xml:id="ct70592464" text:id="ct70592464">
          <text:deletion>
            <office:change-info>
              <dc:creator>Devin Ulibarri</dc:creator>
              <dc:date>2017-01-16T10:48:00</dc:date>
            </office:change-info>
            <text:p text:style-name="Table_20_Contents"><text:span text:style-name="T1">the </text:span></text:p>
          </text:deletion>
        </text:changed-region>
        <text:changed-region xml:id="ct61111280" text:id="ct61111280">
          <text:deletion>
            <office:change-info>
              <dc:creator>Devin Ulibarri</dc:creator>
              <dc:date>2017-01-16T10:48:00</dc:date>
            </office:change-info>
            <text:p text:style-name="Table_20_Contents">things </text:p>
          </text:deletion>
        </text:changed-region>
        <text:changed-region xml:id="ct70889872" text:id="ct70889872">
          <text:insertion>
            <office:change-info>
              <dc:creator>Devin Ulibarri</dc:creator>
              <dc:date>2017-01-16T10:48:00</dc:date>
            </office:change-info>
          </text:insertion>
        </text:changed-region>
        <text:changed-region xml:id="ct61244784" text:id="ct61244784">
          <text:insertion>
            <office:change-info>
              <dc:creator>Devin Ulibarri</dc:creator>
              <dc:date>2017-01-16T10:48:00</dc:date>
            </office:change-info>
          </text:insertion>
        </text:changed-region>
        <text:changed-region xml:id="ct79549168" text:id="ct79549168">
          <text:insertion>
            <office:change-info>
              <dc:creator>Devin Ulibarri</dc:creator>
              <dc:date>2017-01-16T10:46:00</dc:date>
            </office:change-info>
          </text:insertion>
        </text:changed-region>
        <text:changed-region xml:id="ct69991920" text:id="ct69991920">
          <text:deletion>
            <office:change-info>
              <dc:creator>Devin Ulibarri</dc:creator>
              <dc:date>2017-01-16T10:46:00</dc:date>
            </office:change-info>
            <text:p text:style-name="Table_20_Contents"><text:span text:style-name="T1">U</text:span></text:p>
          </text:deletion>
        </text:changed-region>
        <text:changed-region xml:id="ct61182400" text:id="ct61182400">
          <text:insertion>
            <office:change-info>
              <dc:creator>Devin Ulibarri</dc:creator>
              <dc:date>2017-01-16T10:47:00</dc:date>
            </office:change-info>
          </text:insertion>
        </text:changed-region>
        <text:changed-region xml:id="ct61146608" text:id="ct61146608">
          <text:deletion>
            <office:change-info>
              <dc:creator>Devin Ulibarri</dc:creator>
              <dc:date>2017-01-16T10:47:00</dc:date>
            </office:change-info>
            <text:p text:style-name="Table_20_Contents">and</text:p>
          </text:deletion>
        </text:changed-region>
        <text:changed-region xml:id="ct70623824" text:id="ct70623824">
          <text:insertion>
            <office:change-info>
              <dc:creator>Devin Ulibarri</dc:creator>
              <dc:date>2017-01-16T10:47:00</dc:date>
            </office:change-info>
          </text:insertion>
        </text:changed-region>
        <text:changed-region xml:id="ct71361920" text:id="ct71361920">
          <text:deletion>
            <office:change-info>
              <dc:creator>Devin Ulibarri</dc:creator>
              <dc:date>2017-01-16T10:47:00</dc:date>
            </office:change-info>
            <text:p text:style-name="Table_20_Contents"><text:s/></text:p>
          </text:deletion>
        </text:changed-region>
        <text:changed-region xml:id="ct74367840" text:id="ct74367840">
          <text:insertion>
            <office:change-info>
              <dc:creator>Devin Ulibarri</dc:creator>
              <dc:date>2017-01-16T10:47:00</dc:date>
            </office:change-info>
          </text:insertion>
        </text:changed-region>
        <text:changed-region xml:id="ct71313344" text:id="ct71313344">
          <text:insertion>
            <office:change-info>
              <dc:creator>Devin Ulibarri</dc:creator>
              <dc:date>2017-01-16T10:47:00</dc:date>
            </office:change-info>
          </text:insertion>
        </text:changed-region>
        <text:changed-region xml:id="ct79574336" text:id="ct79574336">
          <text:deletion>
            <office:change-info>
              <dc:creator>Devin Ulibarri</dc:creator>
              <dc:date>2017-01-16T10:47:00</dc:date>
            </office:change-info>
            <text:p text:style-name="Table_20_Contents"><text:s/></text:p>
          </text:deletion>
        </text:changed-region>
        <text:changed-region xml:id="ct69766368" text:id="ct69766368">
          <text:insertion>
            <office:change-info>
              <dc:creator>Devin Ulibarri</dc:creator>
              <dc:date>2017-01-16T10:47:00</dc:date>
            </office:change-info>
          </text:insertion>
        </text:changed-region>
        <text:changed-region xml:id="ct70621600" text:id="ct70621600">
          <text:deletion>
            <office:change-info>
              <dc:creator>Devin Ulibarri</dc:creator>
              <dc:date>2017-01-16T10:47:00</dc:date>
            </office:change-info>
            <text:p text:style-name="Table_20_Contents"><text:span text:style-name="T1">C</text:span></text:p>
          </text:deletion>
        </text:changed-region>
        <text:changed-region xml:id="ct79586480" text:id="ct79586480">
          <text:insertion>
            <office:change-info>
              <dc:creator>Devin Ulibarri</dc:creator>
              <dc:date>2017-01-16T10:47:00</dc:date>
            </office:change-info>
          </text:insertion>
        </text:changed-region>
        <text:changed-region xml:id="ct79547376" text:id="ct79547376">
          <text:insertion>
            <office:change-info>
              <dc:creator>Devin Ulibarri</dc:creator>
              <dc:date>2017-01-16T10:51:00</dc:date>
            </office:change-info>
          </text:insertion>
        </text:changed-region>
        <text:changed-region xml:id="ct80684448" text:id="ct80684448">
          <text:insertion>
            <office:change-info>
              <dc:creator>Devin Ulibarri</dc:creator>
              <dc:date>2017-01-16T10:51:00</dc:date>
            </office:change-info>
          </text:insertion>
        </text:changed-region>
        <text:changed-region xml:id="ct79556432" text:id="ct79556432">
          <text:deletion>
            <office:change-info>
              <dc:creator>Devin Ulibarri</dc:creator>
              <dc:date>2017-01-16T10:52:00</dc:date>
            </office:change-info>
            <text:p text:style-name="Table_20_Contents"/>
          </text:deletion>
        </text:changed-region>
        <text:changed-region xml:id="ct80874576" text:id="ct80874576">
          <text:deletion>
            <office:change-info>
              <dc:creator>Devin Ulibarri</dc:creator>
              <dc:date>2017-01-16T10:52:00</dc:date>
            </office:change-info>
            <text:p text:style-name="Table_20_Contents"/>
          </text:deletion>
        </text:changed-region>
        <text:changed-region xml:id="ct80825792" text:id="ct80825792">
          <text:insertion>
            <office:change-info>
              <dc:creator>Devin Ulibarri</dc:creator>
              <dc:date>2017-01-16T10:52:00</dc:date>
            </office:change-info>
          </text:insertion>
        </text:changed-region>
        <text:changed-region xml:id="ct80350304" text:id="ct80350304">
          <text:deletion>
            <office:change-info>
              <dc:creator>Devin Ulibarri</dc:creator>
              <dc:date>2017-01-16T10:52:00</dc:date>
            </office:change-info>
            <text:p text:style-name="Table_20_Contents">n´t</text:p>
          </text:deletion>
        </text:changed-region>
        <text:changed-region xml:id="ct70871248" text:id="ct70871248">
          <text:insertion>
            <office:change-info>
              <dc:creator>Devin Ulibarri</dc:creator>
              <dc:date>2017-01-16T10:52:00</dc:date>
            </office:change-info>
          </text:insertion>
        </text:changed-region>
        <text:changed-region xml:id="ct70980048" text:id="ct70980048">
          <text:insertion>
            <office:change-info>
              <dc:creator>Devin Ulibarri</dc:creator>
              <dc:date>2017-01-16T10:53:00</dc:date>
            </office:change-info>
          </text:insertion>
        </text:changed-region>
        <text:changed-region xml:id="ct69947952" text:id="ct69947952">
          <text:deletion>
            <office:change-info>
              <dc:creator>Devin Ulibarri</dc:creator>
              <dc:date>2017-01-16T10:54:00</dc:date>
            </office:change-info>
            <text:p text:style-name="Table_20_Contents"/>
          </text:deletion>
        </text:changed-region>
        <text:changed-region xml:id="ct80342160" text:id="ct80342160">
          <text:deletion>
            <office:change-info>
              <dc:creator>Devin Ulibarri</dc:creator>
              <dc:date>2017-01-16T10:54:00</dc:date>
            </office:change-info>
            <text:p text:style-name="Table_20_Contents"/>
          </text:deletion>
        </text:changed-region>
        <text:changed-region xml:id="ct70718448" text:id="ct70718448">
          <text:deletion>
            <office:change-info>
              <dc:creator>Devin Ulibarri</dc:creator>
              <dc:date>2017-01-16T10:54:00</dc:date>
            </office:change-info>
            <text:p text:style-name="Table_20_Contents"/>
          </text:deletion>
        </text:changed-region>
        <text:changed-region xml:id="ct70749568" text:id="ct70749568">
          <text:deletion>
            <office:change-info>
              <dc:creator>Devin Ulibarri</dc:creator>
              <dc:date>2017-01-16T10:54:00</dc:date>
            </office:change-info>
            <text:p text:style-name="Table_20_Contents"/>
          </text:deletion>
        </text:changed-region>
        <text:changed-region xml:id="ct69829792" text:id="ct69829792">
          <text:insertion>
            <office:change-info>
              <dc:creator>Devin Ulibarri</dc:creator>
              <dc:date>2017-01-16T10:54:00</dc:date>
            </office:change-info>
          </text:insertion>
        </text:changed-region>
        <text:changed-region xml:id="ct80785744" text:id="ct80785744">
          <text:insertion>
            <office:change-info>
              <dc:creator>Devin Ulibarri</dc:creator>
              <dc:date>2017-01-16T10:55:00</dc:date>
            </office:change-info>
          </text:insertion>
        </text:changed-region>
        <text:changed-region xml:id="ct70509536" text:id="ct70509536">
          <text:deletion>
            <office:change-info>
              <dc:creator>Devin Ulibarri</dc:creator>
              <dc:date>2017-01-16T10:54:00</dc:date>
            </office:change-info>
            <text:p text:style-name="Table_20_Contents"/>
          </text:deletion>
        </text:changed-region>
        <text:changed-region xml:id="ct58954256" text:id="ct58954256">
          <text:deletion>
            <office:change-info>
              <dc:creator>Devin Ulibarri</dc:creator>
              <dc:date>2017-01-16T10:54:00</dc:date>
            </office:change-info>
            <text:p text:style-name="Table_20_Contents"/>
          </text:deletion>
        </text:changed-region>
        <text:changed-region xml:id="ct80782080" text:id="ct80782080">
          <text:deletion>
            <office:change-info>
              <dc:creator>Devin Ulibarri</dc:creator>
              <dc:date>2017-01-16T10:56:00</dc:date>
            </office:change-info>
            <text:p text:style-name="Table_20_Contents">is </text:p>
          </text:deletion>
        </text:changed-region>
        <text:changed-region xml:id="ct56901648" text:id="ct56901648">
          <text:insertion>
            <office:change-info>
              <dc:creator>Devin Ulibarri</dc:creator>
              <dc:date>2017-01-16T10:56:00</dc:date>
            </office:change-info>
          </text:insertion>
        </text:changed-region>
        <text:changed-region xml:id="ct70773104" text:id="ct70773104">
          <text:insertion>
            <office:change-info>
              <dc:creator>Devin Ulibarri</dc:creator>
              <dc:date>2017-01-16T10:56:00</dc:date>
            </office:change-info>
          </text:insertion>
        </text:changed-region>
        <text:changed-region xml:id="ct58649696" text:id="ct58649696">
          <text:insertion>
            <office:change-info>
              <dc:creator>Devin Ulibarri</dc:creator>
              <dc:date>2017-01-16T10:56:00</dc:date>
            </office:change-info>
          </text:insertion>
        </text:changed-region>
        <text:changed-region xml:id="ct58953648" text:id="ct58953648">
          <text:deletion>
            <office:change-info>
              <dc:creator>Devin Ulibarri</dc:creator>
              <dc:date>2017-01-16T10:54:00</dc:date>
            </office:change-info>
            <text:p text:style-name="Table_20_Contents"/>
          </text:deletion>
        </text:changed-region>
        <text:changed-region xml:id="ct61194624" text:id="ct61194624">
          <text:deletion>
            <office:change-info>
              <dc:creator>Devin Ulibarri</dc:creator>
              <dc:date>2017-01-16T10:54:00</dc:date>
            </office:change-info>
            <text:p text:style-name="Table_20_Contents"/>
          </text:deletion>
        </text:changed-region>
        <text:changed-region xml:id="ct74492736" text:id="ct74492736">
          <text:insertion>
            <office:change-info>
              <dc:creator>Devin Ulibarri</dc:creator>
              <dc:date>2017-01-16T10:55:00</dc:date>
            </office:change-info>
          </text:insertion>
        </text:changed-region>
        <text:changed-region xml:id="ct70607552" text:id="ct70607552">
          <text:deletion>
            <office:change-info>
              <dc:creator>Devin Ulibarri</dc:creator>
              <dc:date>2017-01-16T10:54:00</dc:date>
            </office:change-info>
            <text:p text:style-name="Table_20_Contents"/>
          </text:deletion>
        </text:changed-region>
        <text:changed-region xml:id="ct74490144" text:id="ct74490144">
          <text:deletion>
            <office:change-info>
              <dc:creator>Devin Ulibarri</dc:creator>
              <dc:date>2017-01-16T10:54:00</dc:date>
            </office:change-info>
            <text:p text:style-name="Table_20_Contents"/>
          </text:deletion>
        </text:changed-region>
        <text:changed-region xml:id="ct80343088" text:id="ct80343088">
          <text:insertion>
            <office:change-info>
              <dc:creator>Devin Ulibarri</dc:creator>
              <dc:date>2017-01-16T10:55:00</dc:date>
            </office:change-info>
          </text:insertion>
        </text:changed-region>
        <text:changed-region xml:id="ct80329904" text:id="ct80329904">
          <text:deletion>
            <office:change-info>
              <dc:creator>Devin Ulibarri</dc:creator>
              <dc:date>2017-01-16T10:55:00</dc:date>
            </office:change-info>
            <text:p text:style-name="Table_20_Contents">ive</text:p>
          </text:deletion>
        </text:changed-region>
        <text:changed-region xml:id="ct71352432" text:id="ct71352432">
          <text:insertion>
            <office:change-info>
              <dc:creator>Devin Ulibarri</dc:creator>
              <dc:date>2017-01-16T10:55:00</dc:date>
            </office:change-info>
          </text:insertion>
        </text:changed-region>
        <text:changed-region xml:id="ct80844048" text:id="ct80844048">
          <text:deletion>
            <office:change-info>
              <dc:creator>Devin Ulibarri</dc:creator>
              <dc:date>2017-01-16T10:55:00</dc:date>
            </office:change-info>
            <text:p text:style-name="Table_20_Contents">PC</text:p>
          </text:deletion>
        </text:changed-region>
        <text:changed-region xml:id="ct69769632" text:id="ct69769632">
          <text:deletion>
            <office:change-info>
              <dc:creator>Devin Ulibarri</dc:creator>
              <dc:date>2017-01-16T10:55:00</dc:date>
            </office:change-info>
            <text:p text:style-name="Table_20_Contents">in</text:p>
          </text:deletion>
        </text:changed-region>
        <text:changed-region xml:id="ct80766432" text:id="ct80766432">
          <text:insertion>
            <office:change-info>
              <dc:creator>Devin Ulibarri</dc:creator>
              <dc:date>2017-01-16T10:55:00</dc:date>
            </office:change-info>
          </text:insertion>
        </text:changed-region>
        <text:changed-region xml:id="ct80347280" text:id="ct80347280">
          <text:deletion>
            <office:change-info>
              <dc:creator>Devin Ulibarri</dc:creator>
              <dc:date>2017-01-16T10:55:00</dc:date>
            </office:change-info>
            <text:p text:style-name="Table_20_Contents"><text:s/>thing</text:p>
          </text:deletion>
        </text:changed-region>
        <text:changed-region xml:id="ct74568752" text:id="ct74568752">
          <text:insertion>
            <office:change-info>
              <dc:creator>Devin Ulibarri</dc:creator>
              <dc:date>2017-01-16T10:57:00</dc:date>
            </office:change-info>
          </text:insertion>
        </text:changed-region>
        <text:changed-region xml:id="ct81327584" text:id="ct81327584">
          <text:insertion>
            <office:change-info>
              <dc:creator>Devin Ulibarri</dc:creator>
              <dc:date>2017-01-16T10:57:00</dc:date>
            </office:change-info>
          </text:insertion>
        </text:changed-region>
        <text:changed-region xml:id="ct71471216" text:id="ct71471216">
          <text:deletion>
            <office:change-info>
              <dc:creator>Devin Ulibarri</dc:creator>
              <dc:date>2017-01-16T10:57:00</dc:date>
            </office:change-info>
            <text:p text:style-name="Table_20_Contents">.</text:p>
          </text:deletion>
        </text:changed-region>
        <text:changed-region xml:id="ct58467408" text:id="ct58467408">
          <text:insertion>
            <office:change-info>
              <dc:creator>Devin Ulibarri</dc:creator>
              <dc:date>2017-01-16T10:57:00</dc:date>
            </office:change-info>
          </text:insertion>
        </text:changed-region>
        <text:changed-region xml:id="ct80934352" text:id="ct80934352">
          <text:deletion>
            <office:change-info>
              <dc:creator>Devin Ulibarri</dc:creator>
              <dc:date>2017-01-16T10:57:00</dc:date>
            </office:change-info>
            <text:p text:style-name="Table_20_Contents">n´t</text:p>
          </text:deletion>
        </text:changed-region>
        <text:changed-region xml:id="ct80365264" text:id="ct80365264">
          <text:insertion>
            <office:change-info>
              <dc:creator>Devin Ulibarri</dc:creator>
              <dc:date>2017-01-16T10:57:00</dc:date>
            </office:change-info>
          </text:insertion>
        </text:changed-region>
        <text:changed-region xml:id="ct59228672" text:id="ct59228672">
          <text:insertion>
            <office:change-info>
              <dc:creator>Devin Ulibarri</dc:creator>
              <dc:date>2017-01-16T10:57:00</dc:date>
            </office:change-info>
          </text:insertion>
        </text:changed-region>
        <text:changed-region xml:id="ct58958848" text:id="ct58958848">
          <text:insertion>
            <office:change-info>
              <dc:creator>Devin Ulibarri</dc:creator>
              <dc:date>2017-01-16T1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riple Entry Journal Template for Free Software in Education</text:h>
      <text:h text:style-name="Überschrift_20_4" text:outline-level="4">Free Software as defined as <text:a xlink:type="simple" xlink:href="https://www.gnu.org/philosophy/free-sw.en.html" office:target-frame-name="_top" xlink:show="replace">https://www.gnu.org/philosophy/free-sw.en.html</text:a></text:h>
      <text:p text:style-name="P3"/>
      <table:table table:name="Table1" table:style-name="Table1">
        <table:table-column table:style-name="Table1.A"/>
        <table:table-column table:style-name="Table1.B"/>
        <table:table-column table:style-name="Table1.C"/>
        <table:table-row>
          <table:table-cell table:style-name="Table1.A1" table:number-rows-spanned="2" table:number-columns-spanned="2" office:value-type="string">
            <text:p text:style-name="Table_20_Header">Content Author's Name:</text:p>
            <text:p text:style-name="P4">Christian Scheub</text:p>
          </table:table-cell>
          <table:covered-table-cell/>
          <table:table-cell table:style-name="Table1.C1" office:value-type="string">
            <text:p text:style-name="Table_20_Header">Date(s):11.01.2017</text:p>
          </table:table-cell>
        </table:table-row>
        <table:table-row>
          <table:covered-table-cell/>
          <table:covered-table-cell/>
          <table:table-cell table:style-name="Table1.C2" office:value-type="string">
            <text:p text:style-name="Table_20_Contents">Author's Chosen Copyright: CC-BY-ND <text:a xlink:type="simple" xlink:href="https://creativecommons.org/licenses/by-nd/4.0/" office:target-frame-name="_top" xlink:show="replace"><text:span text:style-name="Absatz-Standardschriftart"><text:span text:style-name="T9">https://creativecommons.org/licenses/by-</text:span></text:span></text:a><text:a xlink:type="simple" xlink:href="https://creativecommons.org/licenses/by-nd/4.0/" office:target-frame-name="_top" xlink:show="replace"><text:span text:style-name="Absatz-Standardschriftart"><text:span text:style-name="T9">nd</text:span></text:span></text:a><text:a xlink:type="simple" xlink:href="https://creativecommons.org/licenses/by-nd/4.0/" office:target-frame-name="_top" xlink:show="replace"><text:span text:style-name="Absatz-Standardschriftart"><text:span text:style-name="T9">/4.0/</text:span></text:span></text:a></text:p>
            <text:p text:style-name="Table_20_Contents"><text:span text:style-name="Absatz-Standardschriftart"><text:span text:style-name="T7">*Note that f another copyright license is desired, you must change </text:span></text:span><text:span text:style-name="Absatz-Standardschriftart"><text:span text:style-name="T8">before</text:span></text:span><text:span text:style-name="Absatz-Standardschriftart"><text:span text:style-name="T7"> distribution.</text:span></text:span></text:p>
          </table:table-cell>
        </table:table-row>
        <table:table-row>
          <table:table-cell table:style-name="Table1.A1" office:value-type="string">
            <text:p text:style-name="Table_20_Contents">Context <text:span text:style-name="Absatz-Standardschriftart"><text:span text:style-name="T10">(e.g. reading, presentation, etc.)</text:span></text:span>:</text:p>
          </table:table-cell>
          <table:table-cell table:style-name="Table1.C1" table:number-columns-spanned="2" office:value-type="string">
            <text:p text:style-name="Table_20_Contents">GCI Task</text:p>
            <text:p text:style-name="Table_20_Contents"/>
          </table:table-cell>
          <table:covered-table-cell/>
        </table:table-row>
        <table:table-row>
          <table:table-cell table:style-name="Table1.A1" office:value-type="string">
            <text:p text:style-name="Table_20_Contents">Goal or Purpose:</text:p>
          </table:table-cell>
          <table:table-cell table:style-name="Table1.C1" table:number-columns-spanned="2" office:value-type="string">
            <text:p text:style-name="P5">Learning why and prof that free software is important for our education</text:p>
            <text:p text:style-name="Table_20_Contents"/>
          </table:table-cell>
          <table:covered-table-cell/>
        </table:table-row>
        <table:table-row>
          <table:table-cell table:style-name="Table1.A1" office:value-type="string">
            <text:p text:style-name="Table_20_Contents">Framing Question(s):</text:p>
          </table:table-cell>
          <table:table-cell table:style-name="Table1.C1" table:number-columns-spanned="2" office:value-type="string">
            <text:p text:style-name="P5">Why Free Software is important for education: write a Triple Entry Journal (Sugar Labs)?</text:p>
            <text:p text:style-name="Table_20_Contents"/>
          </table:table-cell>
          <table:covered-table-cell/>
        </table:table-row>
      </table:table>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Table_20_Header"><text:span text:style-name="Absatz-Standardschriftart"><text:span text:style-name="T11">Objective Information</text:span></text:span></text:p>
            <text:p text:style-name="Table_20_Contents"><text:span text:style-name="Absatz-Standardschriftart"><text:span text:style-name="T12">(Observations, possibly in the form of quotations from readings or media or a non-subjective personal description of an event etc.)</text:span></text:span></text:p>
          </table:table-cell>
          <table:table-cell table:style-name="Table2.A1" office:value-type="string">
            <text:p text:style-name="Table_20_Header"><text:span text:style-name="Absatz-Standardschriftart"><text:span text:style-name="T11">Personal Response</text:span></text:span></text:p>
            <text:p text:style-name="Table_20_Contents"><text:span text:style-name="Absatz-Standardschriftart"><text:span text:style-name="T12">(Subjective interpretation of events, words, artifacts, readings, questions raised, etc.)</text:span></text:span></text:p>
          </table:table-cell>
          <table:table-cell table:style-name="Table2.C1" office:value-type="string">
            <text:p text:style-name="Table_20_Header"><text:span text:style-name="Absatz-Standardschriftart"><text:span text:style-name="T11">Implications with regard to Free Software in Education</text:span></text:span></text:p>
            <text:p text:style-name="Table_20_Contents"><text:span text:style-name="Absatz-Standardschriftart"><text:span text:style-name="T12">(New questions, application of ideas, reconsiderations of viewpoint, etc.)</text:span></text:span></text:p>
          </table:table-cell>
        </table:table-row>
        <table:table-row>
          <table:table-cell table:style-name="Table2.A1" office:value-type="string">
            <text:p text:style-name="Table_20_Contents"/>
            <text:p text:style-name="Table_20_Contents"/>
            <text:p text:style-name="Table_20_Contents"/>
            <text:p text:style-name="Table_20_Contents"/>
            <text:p text:style-name="Table_20_Contents">“<text:span text:style-name="Absatz-Standardschriftart"><text:span text:style-name="T13">Proprietary software is secret, restricted knowledge, which is the opposite of the mission of educational institutions. Free Software supports education, proprietary software forbids education” (Source 1)</text:span></text:span></text:p>
            <text:p text:style-name="Table_20_Contents"/>
            <text:p text:style-name="Table_20_Contents"/>
          </table:table-cell>
          <table:table-cell table:style-name="Table2.A1" office:value-type="string">
            <text:p text:style-name="Table_20_Contents"><office:annotation office:name="__Fieldmark__413_2052743768"><dc:creator>Devin Ulibarri</dc:creator><dc:date>2017-01-16T10:40:56.684295371</dc:date><text:list text:style-name=""><text:list-item><text:p text:style-name="P9"><text:span text:style-name="T20">It is true that free software is much more supportive to education ideals than proprietary software.</text:span></text:p></text:list-item></text:list></office:annotation>Yes, it is true free software supports much more education than proprietary software because when it is free and open Source you can use it anywhere you want, modify as you want and do what you want to do<text:change-start text:change-id="ct71619568"/>,<text:change-end text:change-id="ct71619568"/> and <text:change-start text:change-id="ct74329424"/><text:span text:style-name="T1">you </text:span><text:change-end text:change-id="ct74329424"/>are<text:change-start text:change-id="ct71684464"/> <text:change-end text:change-id="ct71684464"/>n<text:change-start text:change-id="ct70648448"/><text:span text:style-name="T1">o</text:span><text:change-end text:change-id="ct70648448"/><text:change text:change-id="ct74261488"/>t restrict to the will of a big company like Microsoft etc.<office:annotation-end office:name="__Fieldmark__413_2052743768"/></text:p>
          </table:table-cell>
          <table:table-cell table:style-name="Table2.C1" office:value-type="string">
            <text:p text:style-name="Table_20_Contents">We could use for example <text:change-start text:change-id="ct71618368"/><text:span text:style-name="T1">GNU/</text:span><text:change-end text:change-id="ct71618368"/>Linux systems in our schools in combination with <text:s/>Libre office so students learn that open source and free software is also good and do what it should and more. And also, if we would do this every school and teacher can customize the devices from the classroom as he wants so he could for example blocking some websites, use a special theme etc. And it would also be much easier for the system admins to work with it<text:change-start text:change-id="ct71630896"/> <text:span text:style-name="T1">because they have all the freedoms to copy, modify, and redistribute </text:span><text:change-end text:change-id="ct71630896"/><text:change-start text:change-id="ct79517536"/><text:span text:style-name="T1">for the school's purposes.</text:span><text:change-end text:change-id="ct79517536"/><text:change text:change-id="ct74627888"/></text:p>
          </table:table-cell>
        </table:table-row>
        <table:table-row>
          <table:table-cell table:style-name="Table2.A1" office:value-type="string">
            <text:p text:style-name="Table_20_Contents"/>
            <text:p text:style-name="Table_20_Contents">“<text:span text:style-name="Absatz-Standardschriftart"><text:span text:style-name="T13">Free software can save schools </text:span></text:span><text:soft-page-break/><text:span text:style-name="Absatz-Standardschriftart"><text:span text:style-name="T13">money…” (Source 2)</text:span></text:span></text:p>
            <text:p text:style-name="Table_20_Contents"/>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Yes, it is a very good point because for example at my old school we <text:change text:change-id="ct74270608"/><text:change-start text:change-id="ct70635904"/><text:span text:style-name="T1">did not have</text:span><text:change-end text:change-id="ct70635904"/> much money for technique but the crazy thing was we still had used Microso<text:soft-page-break/>ft Products that costs money and <text:change-start text:change-id="ct61171552"/><text:span text:style-name="T1">did </text:span><text:change-end text:change-id="ct61171552"/>not <text:change-start text:change-id="ct61177376"/><text:span text:style-name="T1">have </text:span><text:change-end text:change-id="ct61177376"/><text:change text:change-id="ct70592464"/>free <text:change text:change-id="ct61111280"/><text:change-start text:change-id="ct70889872"/><text:span text:style-name="T1">software </text:span><text:change-end text:change-id="ct70889872"/>like Ubuntu and LibreOffice<text:change-start text:change-id="ct61244784"/>. <text:span text:style-name="T1">Moreover, we were not taught about free software and its implcations for our education.</text:span><text:change-end text:change-id="ct61244784"/></text:p>
          </table:table-cell>
          <table:table-cell table:style-name="Table2.C1" office:value-type="string">
            <text:p text:style-name="Table_20_Contents"><text:change-start text:change-id="ct79549168"/><text:span text:style-name="T1">If we u</text:span><text:change-end text:change-id="ct79549168"/><text:change text:change-id="ct69991920"/>se less proprietary software and <text:change-start text:change-id="ct61182400"/><text:span text:style-name="T1">use </text:span><text:change-end text:change-id="ct61182400"/>more free software <text:change text:change-id="ct61146608"/><text:change-start text:change-id="ct70623824"/><text:span text:style-name="T1">instead, then</text:span><text:change-end text:change-id="ct70623824"/> we could have money for more great things<text:change text:change-id="ct71361920"/><text:change-start text:change-id="ct74367840"/>–<text:change-end text:change-id="ct74367840"/>for<text:change-start text:change-id="ct71313344"/> <text:change-end text:change-id="ct71313344"/><text:change text:change-id="ct79574336"/>example more <text:change-start text:change-id="ct69766368"/><text:span text:style-name="T1">c</text:span><text:change-end text:change-id="ct69766368"/><text:change text:change-id="ct70621600"/>ompu<text:soft-page-break/>ters<text:change-start text:change-id="ct79586480"/> <text:span text:style-name="T1">hardware.</text:span><text:change-end text:change-id="ct79586480"/></text:p>
          </table:table-cell>
        </table:table-row>
        <table:table-row>
          <table:table-cell table:style-name="Table2.A1" office:value-type="string">
            <text:p text:style-name="Table_20_Contents"><text:span text:style-name="Absatz-Standardschriftart"><text:span text:style-name="T13">“They should promote the use of free software just as they promote conservation and voting.” (Source 2)</text:span></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text:change-start text:change-id="ct79547376"/><office:annotation office:name="__Fieldmark__451_2052743768"><dc:creator>Devin Ulibarri</dc:creator><dc:date>2017-01-16T10:51:39.577859716</dc:date><text:list text:continue-numbering="true" text:style-name=""><text:list-item><text:p text:style-name="P9"><text:span text:style-name="T20">...it should be understood that everybody's contribution is important...</text:span></text:p></text:list-item></text:list></office:annotation><text:change-end text:change-id="ct79547376"/>Today in such a modern society it should be important to everybody that everybody can help in the development, fix bugs and everybody can improve things like design and feature. So everybody could have the chance to make it better.<text:change-start text:change-id="ct80684448"/><office:annotation-end office:name="__Fieldmark__451_2052743768"/><text:change-end text:change-id="ct80684448"/></text:p>
          </table:table-cell>
          <table:table-cell table:style-name="Table2.C1" office:value-type="string">
            <text:p text:style-name="Table_20_Contents">We should learn in school how to work with open source things so everybody have the chance to work with them and make this things better.</text:p>
          </table:table-cell>
        </table:table-row>
        <table:table-row>
          <table:table-cell table:style-name="Table2.A1" office:value-type="string">
            <text:p text:style-name="Table_20_Contents"/>
            <text:p text:style-name="Table_20_Contents"/>
            <text:p text:style-name="Table_20_Contents">“Why, after all, do some proprietary software developers offer gratis copies (1) of their nonfree programs to schools? Because they want to use the schools to implant dependence on their products, like tobacco companies distributing gratis cigarettes to school children (2).”<text:span text:style-name="Absatz-Standardschriftart"><text:span text:style-name="T13"> (Source 2)</text:span></text:span></text:p>
            <text:p text:style-name="Table_20_Contents"/>
            <text:p text:style-name="Table_20_Contents"/>
            <text:p text:style-name="Table_20_Contents"/>
            <text:p text:style-name="Table_20_Contents"><text:soft-page-break/></text:p>
            <text:p text:style-name="Table_20_Contents"/>
          </table:table-cell>
          <table:table-cell table:style-name="Table2.A1" office:value-type="string">
            <text:p text:style-name="Table_20_Contents">This is really true so for example we learned to work with Word, Exel etc. but not how to work with LibreOffice and so much of my friends start to think that Word etc. have more functions and is easier. But when they try it out they realize that it is much easier and better.</text:p>
            <text:p text:style-name="Table_20_Contents"><text:s/>Why do schools teach us to work with products that cost money and not free products that everybody can use at home?</text:p>
            <text:p text:style-name="Table_20_Contents"/>
          </table:table-cell>
          <table:table-cell table:style-name="Table2.C1" office:value-type="string">
            <text:p text:style-name="Table_20_Contents"><office:annotation office:name="0"><dc:creator>Devin Ulibarri</dc:creator><dc:date>2017-01-12T11:17:00</dc:date><text:list text:continue-numbering="true" text:style-name=""><text:list-item><text:p>More detail needed.</text:p></text:list-item></text:list><text:p/><text:p>Please add the “why” information.</text:p></office:annotation><office:annotation office:name="0"><dc:creator>Devin Ulibarri</dc:creator><dc:date>2017-01-12T11:17:00</dc:date><text:list text:continue-numbering="true" text:style-name=""><text:list-item><text:p>More detail needed.</text:p></text:list-item></text:list><text:p/><text:p>Please add the “why” information.</text:p></office:annotation>The schools should start to work and teach us with free products and not just proprietary software<office:annotation-end office:name="0"/><text:change text:change-id="ct79556432"/><office:annotation-end office:name="1"/><text:change text:change-id="ct80874576"/> because than the most teenager’s would<text:change-start text:change-id="ct80825792"/> <text:span text:style-name="T17">not</text:span><text:change-end text:change-id="ct80825792"/><text:change text:change-id="ct80350304"/> think that proprietary software is better than open-source software.<text:change-start text:change-id="ct70871248"/> <text:span text:style-name="T17">Moreover, teachers should </text:span><text:change-end text:change-id="ct70871248"/><text:change-start text:change-id="ct70980048"/><text:span text:style-name="T17">teach the reasons to use free software and why it is important for education and its benefits to a just society.</text:span><text:change-end text:change-id="ct70980048"/></text:p>
          </table:table-cell>
        </table:table-row>
        <table:table-row>
          <table:table-cell table:style-name="Table2.A1" office:value-type="string">
            <text:p text:style-name="Table_20_Contents"><text:span text:style-name="Absatz-Standardschriftart"><text:span text:style-name="T13">“How do you learn to write code for large programs? You do that by writing lots of changes in existing large programs. Free Software lets you do this; proprietary software forbids this. Any school can offer its students the chance to master the craft of programming, but only if it is a free software school.” (Source 2)</text:span></text:span></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This is so true! For example, in the Google Code In 2016 where you work with big programs I learned a lot about HTML programming <office:annotation office:name="2"><dc:creator>Devin Ulibarri</dc:creator><dc:date>2017-01-12T11:18:00</dc:date><text:list text:continue-numbering="true" text:style-name=""><text:list-item><text:p>Please add more description.</text:p></text:list-item></text:list><text:p/><text:p>By “other big companies” do you mean SugarLabs?</text:p><text:p/><text:p>What specifically do you mean?</text:p></office:annotation><office:annotation office:name="2"><dc:creator>Devin Ulibarri</dc:creator><dc:date>2017-01-12T11:18:00</dc:date><text:list text:continue-numbering="true" text:style-name=""><text:list-item><text:p>Please add more description.</text:p></text:list-item></text:list><text:p/><text:p>By “other big companies” do you mean SugarLabs?</text:p><text:p/><text:p>What specifically do you mean?</text:p></office:annotation>because I work with some Fossasia projects, Heiku, SugarLabs and websites and understand it much better.<office:annotation-end office:name="2"/><text:change text:change-id="ct69947952"/><office:annotation-end office:name="3"/><text:change text:change-id="ct80342160"/></text:p>
          </table:table-cell>
          <table:table-cell table:style-name="Table2.C1" office:value-type="string">
            <text:p text:style-name="Table_20_Contents"><office:annotation office:name="4"><dc:creator>Devin Ulibarri</dc:creator><dc:date>2017-01-12T11:19:00</dc:date><text:list text:continue-numbering="true" text:style-name=""><text:list-item><text:p>This is a good start.</text:p></text:list-item></text:list><text:p/><text:p>Please add more detail.</text:p></office:annotation><office:annotation office:name="4"><dc:creator>Devin Ulibarri</dc:creator><dc:date>2017-01-12T11:19:00</dc:date><text:list text:continue-numbering="true" text:style-name=""><text:list-item><text:p>This is a good start.</text:p></text:list-item></text:list><text:p/><text:p>Please add more detail.</text:p></office:annotation>Schools should start to use open source programs so students can experiment and learn how to make a big program and to change things inside.<office:annotation-end office:name="4"/><text:change text:change-id="ct70718448"/><office:annotation-end office:name="5"/><text:change text:change-id="ct70749568"/> Because when you doing things with open source projects you will get more interest at changing things at it and modding<text:change-start text:change-id="ct69829792"/> <text:span text:style-name="T17">(changing and imp</text:span><text:change-end text:change-id="ct69829792"/><text:change-start text:change-id="ct80785744"/><text:span text:style-name="T17">roving)</text:span><text:change-end text:change-id="ct80785744"/> it.</text:p>
          </table:table-cell>
        </table:table-row>
        <table:table-row>
          <table:table-cell table:style-name="Table2.A1" office:value-type="string">
            <text:p text:style-name="P7">“Of course, the school must practice what it preaches: it should bring only free software to class (except objects for reverse-engineering), and share copies including source code with the students so they can copy it, take it home, and redistribute it further.” (Source 2)</text:p>
          </table:table-cell>
          <table:table-cell table:style-name="Table2.A1" office:value-type="string">
            <text:p text:style-name="Table_20_Contents">Maybe some students would work them much more and with more fun at home for school because than <office:annotation office:name="6"><dc:creator>Devin Ulibarri</dc:creator><dc:date>2017-01-12T11:20:00</dc:date><text:list text:continue-numbering="true" text:style-name=""><text:list-item><text:p>grammar</text:p></text:list-item></text:list></office:annotation><office:annotation office:name="6"><dc:creator>Devin Ulibarri</dc:creator><dc:date>2017-01-12T11:20:00</dc:date><text:list text:continue-numbering="true" text:style-name=""><text:list-item><text:p>grammar</text:p></text:list-item></text:list></office:annotation>they have a real project on that they can do real work and still learning things at this project<office:annotation-end office:name="6"/><text:change text:change-id="ct70509536"/><office:annotation-end office:name="7"/><text:change text:change-id="ct58954256"/>.</text:p>
          </table:table-cell>
          <table:table-cell table:style-name="Table2.C1" office:value-type="string">
            <text:p text:style-name="Table_20_Contents">Starting to work more with Open Source Programs because: Work with just Open Source Programs could make the lessons much more interesting because if you have a task what you should do and you see a sense in it you will do it happier than other things.</text:p>
          </table:table-cell>
        </table:table-row>
        <table:table-row>
          <table:table-cell table:style-name="Table2.A1" office:value-type="string">
            <text:p text:style-name="P7">“Free Software is not just a technical question; it is an ethical, social, and political question. It is a question of the human rights that the users of software ought to have. Freedom and cooperation are essential values of Free Software. The GNU System implements these values and the principle of sharing, since sharing is good and beneficial to human progress.” (Source 3)</text:p>
          </table:table-cell>
          <table:table-cell table:style-name="Table2.A1" office:value-type="string">
            <text:p text:style-name="Table_20_Contents"><office:annotation office:name="8"><dc:creator>Devin Ulibarri</dc:creator><dc:date>2017-01-12T11:21:00</dc:date><text:list text:continue-numbering="true" text:style-name=""><text:list-item><text:p>grammar</text:p></text:list-item></text:list></office:annotation><office:annotation office:name="8"><dc:creator>Devin Ulibarri</dc:creator><dc:date>2017-01-12T11:21:00</dc:date><text:list text:continue-numbering="true" text:style-name=""><text:list-item><text:p>grammar</text:p></text:list-item></text:list></office:annotation>For me <text:change text:change-id="ct80782080"/>Open Source <text:change-start text:change-id="ct56901648"/><text:span text:style-name="T17">is </text:span><text:change-end text:change-id="ct56901648"/>not just that everybody can look at the code<text:change-start text:change-id="ct70773104"/>,<text:change-end text:change-id="ct70773104"/> it is that everybody can do with it what he<text:change-start text:change-id="ct58649696"/>/<text:span text:style-name="T17">she</text:span><text:change-end text:change-id="ct58649696"/> wants and everybody can share it as he wants.<office:annotation-end office:name="8"/><text:change text:change-id="ct58953648"/><office:annotation-end office:name="9"/><text:change text:change-id="ct61194624"/> </text:p>
          </table:table-cell>
          <table:table-cell table:style-name="Table2.C1" office:value-type="string">
            <text:p text:style-name="Table_20_Contents">Open Source is a good thing for school<text:change-start text:change-id="ct74492736"/><text:span text:style-name="T17">s</text:span><text:change-end text:change-id="ct74492736"/> because it <office:annotation office:name="10"><dc:creator>Devin Ulibarri</dc:creator><dc:date>2017-01-12T11:21:00</dc:date><text:list text:continue-numbering="true" text:style-name=""><text:list-item><text:p>Combine?</text:p></text:list-item></text:list></office:annotation><office:annotation office:name="10"><dc:creator>Devin Ulibarri</dc:creator><dc:date>2017-01-12T11:21:00</dc:date><text:list text:continue-numbering="true" text:style-name=""><text:list-item><text:p>Combine?</text:p></text:list-item></text:list></office:annotation>combine <office:annotation-end office:name="10"/><text:change text:change-id="ct70607552"/><office:annotation-end office:name="11"/><text:change text:change-id="ct74490144"/>Freedom, cooperat<text:change-start text:change-id="ct80343088"/><text:span text:style-name="T17">ion</text:span><text:change-end text:change-id="ct80343088"/><text:change text:change-id="ct80329904"/> and <text:change-start text:change-id="ct71352432"/><text:span text:style-name="T17">computers all</text:span><text:change-end text:change-id="ct71352432"/><text:change text:change-id="ct80844048"/> <text:change text:change-id="ct69769632"/><text:change-start text:change-id="ct80766432"/><text:span text:style-name="T17">as</text:span><text:change-end text:change-id="ct80766432"/> one<text:change text:change-id="ct80347280"/>.</text:p>
          </table:table-cell>
        </table:table-row>
        <text:soft-page-break/>
        <table:table-row>
          <table:table-cell table:style-name="Table2.A1" office:value-type="string">
            <text:p text:style-name="Table_20_Contents"><text:span text:style-name="Absatz-Standardschriftart"><text:span text:style-name="T13">“As a result, today it is possible for anyone to use a computer in freedom.” (Source 3)</text:span></text:span></text:p>
          </table:table-cell>
          <table:table-cell table:style-name="Table2.A1" office:value-type="string">
            <text:p text:style-name="Table_20_Contents">Today everybody can use a PC for that what he wants without the limits that Microsoft etc. make into their system, thanks to the GNU and Linux. It is not important who you are or how much money do you have you can exactly do what you want with your pc with the system if you are a hacker or a researcher.</text:p>
          </table:table-cell>
          <table:table-cell table:style-name="Table2.C1" office:value-type="string">
            <text:p text:style-name="Table_20_Contents">Use your Computer for what you want. This should be a right for people but also for schools. So a school can use his Computers for what they want so if they want to use it for crazy modding things or for a vending machine.</text:p>
          </table:table-cell>
        </table:table-row>
        <table:table-row>
          <table:table-cell table:style-name="Table2.A1" office:value-type="string">
            <text:p text:style-name="Table_20_Contents">Summary:</text:p>
            <text:p text:style-name="Table_20_Contents"/>
            <text:p text:style-name="Table_20_Contents"><text:span text:style-name="Absatz-Standardschriftart"><text:span text:style-name="T13">Proprietary software is secret and restricted knowledge. Open Source Software give you the Possibility to learn with it and it give you the freedom to do what you want.</text:span></text:span></text:p>
          </table:table-cell>
          <table:table-cell table:style-name="Table2.A1" office:value-type="string">
            <text:p text:style-name="Table_20_Contents">Summary:</text:p>
            <text:p text:style-name="Table_20_Contents"/>
            <text:p text:style-name="Table_20_Contents">It would be really useful to use more Open Source things at the School and the students would learn also more things that are important and wouldn´t be influenced by <text:change-start text:change-id="ct74568752"/><text:span text:style-name="T17">3</text:span><text:span text:style-name="T18">rd</text:span><text:span text:style-name="T17"> parties and </text:span><text:change-end text:change-id="ct74568752"/>big companies like Microsoft or Apple<text:change-start text:change-id="ct81327584"/>, <text:span text:style-name="T17">which do not have the same goal(s) as the school.</text:span><text:change-end text:change-id="ct81327584"/><text:change text:change-id="ct71471216"/></text:p>
          </table:table-cell>
          <table:table-cell table:style-name="Table2.C1" office:value-type="string">
            <text:p text:style-name="Table_20_Contents">Summary:</text:p>
            <text:p text:style-name="Table_20_Contents">If a school would use Open Source the lessons would be much more interesting, the school would have more money, it could do what it wants with the software and the students would have more things to test and more thing they can use at home.</text:p>
          </table:table-cell>
        </table:table-row>
        <table:table-row>
          <table:table-cell table:style-name="Table2.C1" table:number-columns-spanned="3" office:value-type="string">
            <text:p text:style-name="Table_20_Contents">Summary:</text:p>
            <text:p text:style-name="Table_20_Contents"/>
            <text:p text:style-name="Table_20_Contents">If more schools would use just Open Source Software the school would have more money and happier students that learn more and better things and also the students would<text:change-start text:change-id="ct58467408"/> <text:span text:style-name="T17">not</text:span><text:change-end text:change-id="ct58467408"/><text:change text:change-id="ct80934352"/> <text:change-start text:change-id="ct80365264"/><text:span text:style-name="T17">want to be </text:span><text:change-end text:change-id="ct80365264"/>influenced by somebody<text:change-start text:change-id="ct59228672"/>—<text:span text:style-name="T17">especially who is not </text:span><text:change-end text:change-id="ct59228672"/><text:change-start text:change-id="ct58958848"/><text:span text:style-name="T17">affiliated with the school in any way</text:span><text:change-end text:change-id="ct58958848"/>. <text:s/>Also Open Source is for us freedom because when you use Open Source software you can use it for what you want and where you want. And proprietary Software is secret and restricted knowledge. </text:p>
            <text:p text:style-name="Table_20_Contents"/>
            <text:p text:style-name="Table_20_Contents"/>
          </table:table-cell>
          <table:covered-table-cell/>
          <table:covered-table-cell/>
        </table:table-row>
      </table:table>
      <text:p text:style-name="P2"/>
      <text:p text:style-name="Standard"><text:span text:style-name="Absatz-Standardschriftart"><text:span text:style-name="T15">Source1: </text:span></text:span><text:a xlink:type="simple" xlink:href="https://www.gnu.org/education/education.html" office:target-frame-name="_top" xlink:show="replace"><text:span text:style-name="Hyperlink"><text:span text:style-name="T15">https://www.gnu.org/education/education.html</text:span></text:span></text:a></text:p>
      <text:p text:style-name="Standard"><text:span text:style-name="Absatz-Standardschriftart"><text:span text:style-name="T15">Source2:</text:span></text:span><text:span text:style-name="Absatz-Standardschriftart"><text:span text:style-name="T3"> </text:span></text:span><text:a xlink:type="simple" xlink:href="https://www.gnu.org/education/edu-schools.html" office:target-frame-name="_top" xlink:show="replace"><text:span text:style-name="Hyperlink"><text:span text:style-name="T15">https://www.gnu.org/education/edu-schools.html</text:span></text:span></text:a></text:p>
      <text:p text:style-name="Standard"><text:span text:style-name="Absatz-Standardschriftart"><text:span text:style-name="T15">Source3: </text:span></text:span><text:a xlink:type="simple" xlink:href="https://www.gnu.org/education/education.html" office:target-frame-name="_top" xlink:show="replace"><text:span text:style-name="Hyperlink"><text:span text:style-name="T15">https://www.gnu.org/education/education.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Liberation Serif2" svg:font-family="'Liberation Serif'" style:font-family-generic="roman" style:font-pitch="variable" style:font-charset="x-symbol"/>
    <style:font-face style:name="Droid Sans Fallback1" svg:font-family="'Droid Sans Fallback'" style:font-family-generic="system" style:font-pitch="variable" style:font-charset="x-symbol"/>
    <style:font-face style:name="Liberation Serif3" svg:font-family="'Liberation Serif'" style:font-family-generic="system" style:font-pitch="variable" style:font-charset="x-symbol"/>
    <style:font-face style:name="Lohit Marathi1" svg:font-family="'Lohit Marathi'" style:font-family-generic="system" style:font-pitch="variable" style:font-charset="x-symbol"/>
    <style:font-face style:name="Wingdings" svg:font-family="Wingdings" style:font-family-generic="system" style:font-pitch="variable" style:font-charset="x-symbol"/>
    <style:font-face style:name="Droid Sans" svg:font-family="'Droid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fo:font-family="Times" style:font-family-generic="roman" style:font-pitch="variable" style:font-name-asian="Times" style:font-family-asian="Times"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Überschrift_20_1" style:display-name="Überschrift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text-align="center" style:justify-single-word="false" fo:hyphenation-ladder-count="no-limit"/>
      <style:text-properties fo:color="#808080" fo:font-style="italic" fo:font-weight="bold" style:font-style-asian="italic" style:font-weight-asian="bold" style:font-style-complex="italic" style:font-weight-complex="bold"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e" style:family="paragraph" style:parent-style-name="Text_20_body">
      <style:paragraph-properties fo:hyphenation-ladder-count="no-limit"/>
      <style:text-properties style:font-name-complex="Lohit Marathi" style:font-family-complex="'Lohit Marathi'" style:font-family-generic-complex="system" style:font-pitch-complex="variable" fo:hyphenate="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Lohit Marathi" style:font-family-complex="'Lohit Marath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Marathi" style:font-family-complex="'Lohit Marathi'" style:font-family-generic-complex="system" style:font-pitch-complex="variable" fo:hyphenate="false"/>
    </style:style>
    <style:style style:name="Kopfzeil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ußzeil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Sprechblasentext" style:family="paragraph" style:parent-style-name="Standard">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false"/>
    </style:style>
    <style:style style:name="Table_20_Contents" style:display-name="Table Contents" style:family="paragraph" style:parent-style-name="Standard" style:class="extra">
      <style:paragraph-properties fo:margin-top="0.0201in" fo:margin-bottom="0.0201in" style:contextual-spacing="false" fo:hyphenation-ladder-count="no-limit" text:number-lines="false" text:line-number="0"/>
      <style:text-properties style:font-name="Liberation Serif" fo:font-family="'Liberation Serif'" style:font-family-generic="roman" style:font-pitch="variable" fo:font-size="11pt" style:font-name-asian="Liberation Serif" style:font-family-asian="'Liberation Serif'" style:font-family-generic-asian="roman" style:font-pitch-asian="variable" style:font-size-asian="11pt" style:font-name-complex="Liberation Serif" style:font-family-complex="'Liberation Serif'" style:font-family-generic-complex="roman" style:font-pitch-complex="variable"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Header" style:display-name="Table Header" style:family="paragraph" style:parent-style-name="Table_20_Heading">
      <style:paragraph-properties fo:text-align="start" style:justify-single-word="false" fo:hyphenation-ladder-count="no-limit"/>
      <style:text-properties fo:hyphenate="false"/>
    </style:style>
    <style:style style:name="Kommentartext" style:family="paragraph" style:parent-style-name="Standard">
      <style:paragraph-properties fo:hyphenation-ladder-count="no-limit"/>
      <style:text-properties fo:font-size="10pt" style:font-size-asian="10pt" fo:hyphenate="false"/>
    </style:style>
    <style:style style:name="Überarbeitung" style:family="paragraph">
      <style:paragraph-properties fo:orphans="2" fo:widows="2" fo:hyphenation-ladder-count="no-limit" style:vertical-align="auto"/>
      <style:text-properties style:font-name="Times" fo:font-family="Times" style:font-family-generic="roman" style:font-pitch="variable" style:font-name-asian="Times" style:font-family-asian="Times"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tru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Balloon_20_Text_20_Char" style:display-name="Balloon Text Char" style:family="tex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Kommentarzeichen" style:family="text" style:parent-style-name="Absatz-Standardschriftart">
      <style:text-properties fo:font-size="8pt" style:font-size-asian="8pt" style:font-size-complex="8pt"/>
    </style:style>
    <style:style style:name="Kommentartext_20_Zchn1" style:display-name="Kommentartext Zchn1" style:family="text" style:parent-style-name="Absatz-Standardschriftart">
      <style:text-properties style:font-name="Times" fo:font-family="Times" style:font-family-generic="roman" style:font-pitch="variable" fo:font-size="10pt" style:font-name-asian="Times" style:font-family-asian="Times"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Kommentarthema_20_Zchn" style:display-name="Kommentarthema Zchn" style:family="text" style:parent-style-name="Kommentartext_20_Zchn1">
      <style:text-properties style:font-name="Times" fo:font-family="Times" style:font-family-generic="roman" style:font-pitch="variable" fo:font-size="10pt" fo:font-weight="bold" style:font-name-asian="Times" style:font-family-asian="Times"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end" style:justify-single-word="false"/>
    </style:style>
    <style:style style:name="MT1" style:family="text">
      <style:text-properties fo:font-size="11pt" fo:font-style="italic" style:font-size-asian="11pt" style:font-style-asian="italic"/>
    </style:style>
    <style:style style:name="MT2" style:family="text">
      <style:text-properties style:font-name="FreeMono" fo:font-size="9pt" style:font-size-asian="9pt"/>
    </style:style>
    <style:style style:name="MT3" style:family="text">
      <style:text-properties fo:font-size="9pt" fo:font-style="italic" style:font-size-asian="9pt" style:font-style-asian="italic"/>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8in" fo:margin-right="0.8in" style:writing-mode="lr-tb" style:footnote-max-height="0in">
        <style:footnote-sep style:width="0.0071in" style:line-style="solid" style:adjustment="left" style:rel-width="33%" style:color="#000000"/>
      </style:page-layout-properties>
      <style:header-style>
        <style:header-footer-properties fo:min-height="0.2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Kopfzeile"><text:span text:style-name="Absatz-Standardschriftart"><text:span text:style-name="MT1">Triple Entry Journal for Research and Analysis <text:s/>(Devin Ulibarri 2016-12-06)</text:span></text:span></text:p>
        <text:p text:style-name="Kopfzeile"><text:span text:style-name="Absatz-Standardschriftart"><text:span text:style-name="MT1">Template is licensed under a CC-by-SA license – </text:span></text:span><text:a xlink:type="simple" xlink:href="https://creativecommons.org/licenses/by-sa/4.0/" office:target-frame-name="_top" xlink:show="replace"><text:span text:style-name="Absatz-Standardschriftart"><text:span text:style-name="MT1">https://creativecommons.org/licenses/by-sa/4.0/</text:span></text:span></text:a></text:p>
        <text:p text:style-name="Kopfzeile"><draw:frame draw:style-name="Mfr1" draw:name="Image1" text:anchor-type="paragraph" svg:x="-0.1516in" svg:y="6.6626in" svg:width="0.7362in" style:rel-width="scale" svg:height="0.7362in" style:rel-height="scale" draw:z-index="3"><draw:image xlink:href="Pictures/100000000000003500000035114C94C9.png" xlink:type="simple" xlink:show="embed" xlink:actuate="onLoad"/></draw:frame>Content is the copyright of their respective authors.</text:p>
      </style:header>
      <style:footer>
        <text:p text:style-name="MP1"><text:span text:style-name="Absatz-Standardschriftart"><text:span text:style-name="MT2">Link to Template Source is </text:span></text:span><text:a xlink:type="simple" xlink:href="https://owncloud.libretools.com/index.php/s/dVD8y5aE8yQDVDr" office:target-frame-name="_top" xlink:show="replace"><text:span text:style-name="Absatz-Standardschriftart"><text:span text:style-name="MT2">https://owncloud.libretools.com/index.php/s/dVD8y5aE8yQDVDr</text:span></text:span></text:a><text:span text:style-name="Absatz-Standardschriftart"><text:span text:style-name="MT3"> – Page </text:span></text:span><text:span text:style-name="Absatz-Standardschriftart"><text:span text:style-name="MT3"><text:page-number text:select-page="current">4</text:page-number></text:span></text:span><text:span text:style-name="Absatz-Standardschriftart"><text:span text:style-name="MT3"> of </text:span></text:span><text:span text:style-name="Absatz-Standardschriftart"><text:span text:style-name="MT3"><text:page-count style:num-format="1">4</text:page-count></text:span></text:span></text:p>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Triple Entry Journal Tmplate</dc:title>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meta:initial-creator>Devin Ulibarri</meta:initial-creator>
    <dc:creator>Devin Ulibarri</dc:creator>
    <meta:creation-date>2017-01-14T23:16:00Z</meta:creation-date>
    <dc:date>2017-01-16T10:58:11.460005074</dc:date>
    <meta:editing-cycles>6</meta:editing-cycles>
    <meta:editing-duration>P0D</meta:editing-duration>
    <meta:document-statistic meta:table-count="2" meta:image-count="1" meta:object-count="0" meta:page-count="4" meta:paragraph-count="59" meta:word-count="1454" meta:character-count="8548" meta:non-whitespace-character-count="7176"/>
    <meta:template xlink:type="simple" xlink:actuate="onRequest" xlink:title="" xlink:href="../4823999492128768_1484575642_DocGCI.odt/Normal"/>
  </office:meta>
</office:document-meta>
</file>